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nux Biolinum G" officeooo:paragraph-rsid="0003eab5"/>
    </style:style>
    <style:style style:name="P2" style:family="paragraph" style:parent-style-name="Standard">
      <style:text-properties style:font-name="Linux Biolinum G" fo:font-style="italic" officeooo:paragraph-rsid="0003eab5" style:font-style-asian="italic" style:font-style-complex="italic"/>
    </style:style>
    <style:style style:name="P3" style:family="paragraph" style:parent-style-name="Standard">
      <style:paragraph-properties fo:text-align="justify" style:justify-single-word="false"/>
      <style:text-properties style:font-name="Linux Biolinum G" fo:font-style="italic" officeooo:paragraph-rsid="0003eab5" style:font-style-asian="italic" style:font-style-complex="italic"/>
    </style:style>
    <style:style style:name="P4" style:family="paragraph" style:parent-style-name="Standard" style:list-style-name="L1">
      <style:text-properties style:font-name="Linux Biolinum G" fo:font-style="italic" officeooo:paragraph-rsid="00046cc0" style:font-style-asian="italic" style:font-style-complex="italic"/>
    </style:style>
    <style:style style:name="P5" style:family="paragraph" style:parent-style-name="Standard">
      <style:text-properties style:font-name="Linux Biolinum G" fo:font-style="italic" officeooo:rsid="00046cc0" officeooo:paragraph-rsid="00046cc0" style:font-style-asian="italic" style:font-style-complex="italic"/>
    </style:style>
    <style:style style:name="P6" style:family="paragraph" style:parent-style-name="Standard">
      <style:text-properties style:font-name="Linux Biolinum G" fo:font-weight="bold" officeooo:paragraph-rsid="0003eab5" style:font-weight-asian="bold" style:font-weight-complex="bold"/>
    </style:style>
    <style:style style:name="P7" style:family="paragraph" style:parent-style-name="Standard">
      <style:text-properties style:font-name="Linux Biolinum G" fo:font-weight="bold" officeooo:rsid="0003eab5" officeooo:paragraph-rsid="0003eab5" style:font-weight-asian="bold" style:font-weight-complex="bold"/>
    </style:style>
    <style:style style:name="P8" style:family="paragraph" style:parent-style-name="Standard">
      <style:text-properties style:font-name="Linux Biolinum G" officeooo:paragraph-rsid="00046cc0"/>
    </style:style>
    <style:style style:name="P9" style:family="paragraph" style:parent-style-name="Standard">
      <style:text-properties style:font-name="Linux Biolinum G" style:text-underline-style="solid" style:text-underline-width="auto" style:text-underline-color="font-color" fo:font-weight="bold" officeooo:paragraph-rsid="0003eab5" style:font-weight-asian="bold" style:font-weight-complex="bold"/>
    </style:style>
    <style:style style:name="P10" style:family="paragraph" style:parent-style-name="Standard">
      <style:paragraph-properties fo:text-align="justify" style:justify-single-word="false"/>
      <style:text-properties style:font-name="Linux Biolinum G" officeooo:paragraph-rsid="0003eab5"/>
    </style:style>
    <style:style style:name="P11" style:family="paragraph" style:parent-style-name="Standard">
      <style:text-properties officeooo:paragraph-rsid="0003eab5"/>
    </style:style>
    <style:style style:name="T1" style:family="text">
      <style:text-properties fo:font-variant="normal" fo:text-transform="none" fo:color="#68912e" loext:opacity="100%" style:text-line-through-style="none" style:text-line-through-type="none" style:font-name="Arial" fo:font-size="7.80000019073486pt" fo:letter-spacing="normal" fo:font-style="normal" style:text-underline-style="none" fo:font-weight="normal" style:text-blinking="false"/>
    </style:style>
    <style:style style:name="T2" style:family="text">
      <style:text-properties fo:font-variant="normal" fo:text-transform="none" fo:color="#68912e" loext:opacity="100%" style:text-line-through-style="none" style:text-line-through-type="none" style:font-name="Linux Biolinum G" fo:font-size="7.80000019073486pt" fo:letter-spacing="normal" fo:font-style="normal" style:text-underline-style="none" fo:font-weight="bold" officeooo:rsid="0003eab5" style:text-blinking="false" style:font-weight-asian="bold" style:font-weight-complex="bold"/>
    </style:style>
    <style:style style:name="T3" style:family="text">
      <style:text-properties style:font-name="Linux Biolinum G" fo:font-weight="bold" officeooo:rsid="0003eab5" style:font-weight-asian="bold" style:font-weight-complex="bold"/>
    </style:style>
    <style:style style:name="T4"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IFES – INSTITUTO FEDERAL DO ESPÍRITO SANTO</text:p>
      <text:p text:style-name="P7">BACH. EM SISTEMAS DE INFORMAÇÃO</text:p>
      <text:p text:style-name="P7">INTRODUÇÃO A SISTEMAS DE INFORMAÇÃO</text:p>
      <text:p text:style-name="P7">PROFª CRISTINA DOMINICINI</text:p>
      <text:p text:style-name="P7"/>
      <text:p text:style-name="P7">ANDERSON A. FRAGA – 20222BSI0482</text:p>
      <text:p text:style-name="P11"><text:span text:style-name="T3">ESTUDO DE CASO 17: </text:span><text:bookmark text:name="yui_3_17_2_1_1669516443310_796"/><text:bookmark text:name="yui_3_17_2_1_1669516443310_795"/><text:span text:style-name="T3">A MANTEIGA DA LAND O’LAKES TORNA-SE MAIS FRESCA COM O PLANEJAMENTO DA DEMANDA </text:span></text:p>
      <text:p text:style-name="P7"/>
      <text:p text:style-name="P9">PERGUNTAS SOBRE O ESTUDO DE CASO</text:p>
      <text:p text:style-name="P9"/>
      <text:p text:style-name="P6">1. Por que a gestão de estoque e o planejamento da demanda são tão importantes para a Land O’Lakes? Qual o impacto organizacional de não ser capaz de gerenciar o estoque ou de prever a demanda para essa empresa?</text:p>
      <text:p text:style-name="P1"/>
      <text:p text:style-name="P3">A Land O'Lakes é uma empresa que possui como bens de consumo produtos perecíveis, ou seja, aqueles que perdem qualidade e valor com o passar do tempo independentemente dos métodos utilizados nos processos da cadeia logística. Além disso, o volume de demanda e produção da empresa não segue um fluxo constante, variando expressivamente de forma sazonal. Assim, a empresa sofre um alto impacto organizacional, uma vez que seus produtos sofrem de perecibilidade e por isso, é de extrema importância que os processos de gestão de estoque e planejamento de demanda sejam bem definidos. Com um sistema organizacional eficiente, a Land O’Lakes é capaz de reduzir custos, atender as necessidades dos clientes de forma mais precisa e principalmente evitar prejuízos financeiros devido aos alimentos estragados. </text:p>
      <text:p text:style-name="P2"/>
      <text:p text:style-name="P6">2. Quais questões humanas, organizacionais e tecnológicas deveriam ser consideradas ao selecionar o Demantra da Oracle como uma solução para a Land O’Lakes?</text:p>
      <text:p text:style-name="P1"/>
      <text:p text:style-name="P3">Ao selecionar o Demantra como uma solução, a empresa deveria considerar a capacidade dos gerentes de utilizarem os dados fornecidos pelo software na tomada de decisões importantes para o funcionamento do negócio. Além disso, no âmbito organizacional os setores de produção e estoque e a quantidade de produtos que os contém são os tópicos mais considerados. As questões tecnológicas, por sua vez, deveriam ser consideradas essencialmente pela necessidade de um sistema ERP, ou seja, um sistema integrado de gestão empresarial, capaz de interligar todos os processos e dados de um negócio. Essa tecnologia auxilia o gestor da empresa a melhorar os processos internos, sendo assim, capaz de chegar a conclusões sobre como superar problemas organizacionais. </text:p>
      <text:p text:style-name="P1"/>
      <text:p text:style-name="P6">3. Como a implantação do Demantra afetou a tomada de decisão gerencial e a maneira como a empresa conduzia seu negócio?</text:p>
      <text:p text:style-name="P1"/>
      <text:p text:style-name="P10"><text:span text:style-name="T4">Com a implementação do Demantra, a empresa foi capaz de reduzir o estoque total de produto, aderindo por completo ao princípio “apenas o suficiente”.</text:span></text:p>
      <text:p text:style-name="P10"><text:span text:style-name="T4"/></text:p>
      <text:p text:style-name="P6">4. Descreva duas decisões que foram melhoradas com a implantação do Demantra</text:p>
      <text:p text:style-name="P1"/>
      <text:p text:style-name="P5">Fragmentos retirados do texto demonstram as decições e resultados benéficos decorrentes da implantação do Demantra, como:</text:p>
      <text:list xml:id="list1088210706" text:style-name="L1">
        <text:list-item>
          <text:p text:style-name="P4">O Demantra ajudou a empresa a reduzir o estoque total de produto acabado à disposição em quatro dias inteiros, resultando em uma economia de milhões de dólares. Aderir tão de perto ao princípio “apenas o suficiente” torna a Land O’Lakes mais vulnerável a picos repentinos na demanda mas, a longo prazo, a empresa economiza muito mais. </text:p>
        </text:list-item>
        <text:list-item>
          <text:p text:style-name="P4"><text:soft-page-break/>No setor de bens de consumo embalados, a taxa de precisão da previsão de demanda é de aproximadamente 50% - graças ao Demantra, a Land O’Lakes melhorou de 40% para 70% de precisão.</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6T23:34:05.285000000</meta:creation-date>
    <dc:date>2022-11-26T23:44:09.337000000</dc:date>
    <meta:editing-duration>PT10M4S</meta:editing-duration>
    <meta:editing-cycles>3</meta:editing-cycles>
    <meta:generator>LibreOffice/7.3.7.2$Windows_X86_64 LibreOffice_project/e114eadc50a9ff8d8c8a0567d6da8f454beeb84f</meta:generator>
    <meta:document-statistic meta:table-count="0" meta:image-count="0" meta:object-count="0" meta:page-count="2" meta:paragraph-count="17" meta:word-count="511" meta:character-count="3200" meta:non-whitespace-character-count="2702"/>
  </office:meta>
</office:document-meta>
</file>